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paragraph-rsid="00553953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35db3e" officeooo:paragraph-rsid="0055395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officeooo:paragraph-rsid="005539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6497" officeooo:paragraph-rsid="0057e6b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b83e" officeooo:paragraph-rsid="0062b83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14a99" officeooo:paragraph-rsid="00614a99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14a99" officeooo:paragraph-rsid="0069eac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style:text-underline-style="none" fo:font-weight="normal" officeooo:rsid="00663317" officeooo:paragraph-rsid="00663317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4a99" officeooo:paragraph-rsid="00614a99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4a99" officeooo:paragraph-rsid="006653a8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14a99" officeooo:paragraph-rsid="0069eac8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2b83e" officeooo:paragraph-rsid="0062b83e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a9d70" officeooo:paragraph-rsid="006a9d70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9eac8" officeooo:paragraph-rsid="0069eac8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6f50c" officeooo:paragraph-rsid="0069eac8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9eac8" officeooo:paragraph-rsid="0069eac8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text-align="start" style:justify-single-word="false"/>
      <style:text-properties fo:font-weight="bold" officeooo:paragraph-rsid="0069eac8" style:font-weight-asian="bold" style:font-weight-complex="bold"/>
    </style:style>
    <style:style style:name="T1" style:family="text">
      <style:text-properties officeooo:rsid="0035db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5d3809" style:font-weight-asian="bold" style:font-weight-complex="bold"/>
    </style:style>
    <style:style style:name="T4" style:family="text">
      <style:text-properties fo:font-weight="bold" officeooo:rsid="00571155" style:font-weight-asian="bold" style:font-weight-complex="bold"/>
    </style:style>
    <style:style style:name="T5" style:family="text">
      <style:text-properties fo:font-weight="bold" officeooo:rsid="0030263c" style:font-weight-asian="bold" style:font-weight-complex="bold"/>
    </style:style>
    <style:style style:name="T6" style:family="text">
      <style:text-properties fo:font-weight="bold" officeooo:rsid="0053db7c" style:font-weight-asian="bold" style:font-weight-complex="bold"/>
    </style:style>
    <style:style style:name="T7" style:family="text">
      <style:text-properties fo:font-weight="bold" officeooo:rsid="00614a99" style:font-weight-asian="bold" style:font-weight-complex="bold"/>
    </style:style>
    <style:style style:name="T8" style:family="text">
      <style:text-properties fo:font-weight="bold" officeooo:rsid="0061741a" style:font-weight-asian="bold" style:font-weight-complex="bold"/>
    </style:style>
    <style:style style:name="T9" style:family="text">
      <style:text-properties fo:font-weight="bold" officeooo:rsid="00663317" style:font-weight-asian="bold" style:font-weight-complex="bold"/>
    </style:style>
    <style:style style:name="T10" style:family="text">
      <style:text-properties fo:font-weight="bold" officeooo:rsid="006653a8" style:font-weight-asian="bold" style:font-weight-complex="bold"/>
    </style:style>
    <style:style style:name="T11" style:family="text">
      <style:text-properties fo:font-weight="bold" officeooo:rsid="0069eac8" style:font-weight-asian="bold" style:font-weight-complex="bold"/>
    </style:style>
    <style:style style:name="T12" style:family="text">
      <style:text-properties fo:font-weight="bold" officeooo:rsid="00675d68" style:font-weight-asian="bold" style:font-weight-complex="bold"/>
    </style:style>
    <style:style style:name="T13" style:family="text">
      <style:text-properties fo:font-weight="bold" officeooo:rsid="0066f50c" style:font-weight-asian="bold" style:font-weight-complex="bold"/>
    </style:style>
    <style:style style:name="T14" style:family="text">
      <style:text-properties fo:font-weight="bold" officeooo:rsid="006a2dae" style:font-weight-asian="bold" style:font-weight-complex="bold"/>
    </style:style>
    <style:style style:name="T15" style:family="text">
      <style:text-properties fo:font-weight="bold" officeooo:rsid="006afc58" style:font-weight-asian="bold" style:font-weight-complex="bold"/>
    </style:style>
    <style:style style:name="T16" style:family="text">
      <style:text-properties officeooo:rsid="0061741a"/>
    </style:style>
    <style:style style:name="T17" style:family="text">
      <style:text-properties officeooo:rsid="00663317"/>
    </style:style>
    <style:style style:name="T18" style:family="text">
      <style:text-properties officeooo:rsid="006653a8"/>
    </style:style>
    <style:style style:name="T19" style:family="text">
      <style:text-properties officeooo:rsid="0067ebc7"/>
    </style:style>
    <style:style style:name="T20" style:family="text">
      <style:text-properties officeooo:rsid="0069eac8"/>
    </style:style>
    <style:style style:name="T21" style:family="text">
      <style:text-properties style:text-line-through-style="none" style:text-line-through-type="none" style:font-name="DejaVu Sans Condensed" fo:font-size="12pt" style:text-underline-style="none" officeooo:rsid="0069eac8" style:font-size-asian="12pt" style:font-size-complex="12pt"/>
    </style:style>
    <style:style style:name="T22" style:family="text">
      <style:text-properties style:text-line-through-style="none" style:text-line-through-type="none" style:font-name="DejaVu Sans Condensed" fo:font-size="12pt" style:text-underline-style="none" officeooo:rsid="00614a99" style:font-size-asian="12pt" style:font-size-complex="12pt"/>
    </style:style>
    <style:style style:name="T23" style:family="text">
      <style:text-properties officeooo:rsid="00614a9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1">xx</text:span> - Controls</text:p>
          </table:table-cell>
          <table:table-cell table:style-name="Table1.A1" office:value-type="string">
            <text:p text:style-name="P2">2xx - Ground</text:p>
          </table:table-cell>
          <table:table-cell table:style-name="Table1.A1" office:value-type="string">
            <text:p text:style-name="P2">3xx - Flight</text:p>
          </table:table-cell>
          <table:table-cell table:style-name="Table1.A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3">5</text:span><text:span text:style-name="T4">0</text:span><text:span text:style-name="T14">3</text:span><text:span text:style-name="T5"> -</text:span><text:span text:style-name="T6"> </text:span><text:span text:style-name="T4">A2</text:span><text:span text:style-name="T3">G</text:span><text:span text:style-name="T6"> -</text:span><text:span text:style-name="T5"> </text:span><text:span text:style-name="T7">TPOD use</text:span></text:p>
      <text:p text:style-name="P4"/>
      <text:p text:style-name="P6"><text:span text:style-name="T17">LANTIRN </text:span>TPOD</text:p>
      <text:p text:style-name="P8">On TPOD page:</text:p>
      <text:list xml:id="list2431251132" text:style-name="L1">
        <text:list-item>
          <text:p text:style-name="P9"><text:span text:style-name="T2">Set laser code</text:span>: enter code into scratchpad and press <text:span text:style-name="T2">T2 OSB</text:span> (PB 19) to set.</text:p>
        </text:list-item>
        <text:list-item>
          <text:p text:style-name="P9">Auto/Manual lasing:</text:p>
          <text:list>
            <text:list-item>
              <text:p text:style-name="P10"><text:span text:style-name="T18">P</text:span>ress <text:span text:style-name="T2">T3 OSB</text:span> (PB 18) to toggle between <text:span text:style-name="T2">ALAS</text:span> and <text:span text:style-name="T2">MLA</text:span><text:span text:style-name="T10">S</text:span><text:span text:style-name="T18">.</text:span></text:p>
            </text:list-item>
            <text:list-item>
              <text:p text:style-name="P9"><text:span text:style-name="T18">Default ALAS time is CONT (continuous lasing). <text:s/>To change ALAS time, go to ARMT page, A/G, PROG PAGE, ALAS OSB (B3 OSB). <text:s/></text:span>With nothing in scratchpad,<text:span text:style-name="T18"> pressing B3 OSB will toggle ALAS CONT and MLAS</text:span>. <text:s/>For ALAS time, enter number of seconds before impact to start lasing (1-31) on scratchpad and press <text:span text:style-name="T18">B</text:span>3 OSB, or 0 for CONT<text:span text:style-name="T18">.</text:span></text:p>
            </text:list-item>
          </text:list>
        </text:list-item>
        <text:list-item>
          <text:p text:style-name="P9">Box <text:span text:style-name="T2">EXP</text:span> OSB to allow an extra (digital) zoom level.</text:p>
        </text:list-item>
        <text:list-item>
          <text:p text:style-name="P9">Laser only works <text:span text:style-name="T2">below 25,000 ft</text:span> altitude.</text:p>
        </text:list-item>
        <text:list-item>
          <text:p text:style-name="P9"><text:span text:style-name="T2">Max laser range is 13.2 nmi</text:span> (slant range??).</text:p>
        </text:list-item>
        <text:list-item>
          <text:p text:style-name="P9">Laser status shown in bottom right: <text:span text:style-name="T2">L</text:span> when laser is armed, <text:span text:style-name="T2">L flashing</text:span> when laser is firing, <text:span text:style-name="T2">L M</text:span> when laser is masked (blocked by airplane and can't fire).</text:p>
        </text:list-item>
        <text:list-item>
          <text:p text:style-name="P9">Stabilization modes:</text:p>
          <text:list>
            <text:list-item>
              <text:p text:style-name="P9"><text:span text:style-name="T2">SP</text:span> is Ground Stabilized, <text:span text:style-name="T2">STAB</text:span> is Space <text:span text:style-name="T20">(airplane) </text:span>Stabilized</text:p>
            </text:list-item>
            <text:list-item>
              <text:p text:style-name="P11">Enter 0 on UFC and press T3 OSB <text:span text:style-name="T20">(</text:span>PB 17<text:span text:style-name="T20">)</text:span> to enter STAB mode</text:p>
            </text:list-item>
            <text:list-item>
              <text:p text:style-name="P9">Snowplow is a default mode of STAB</text:p>
            </text:list-item>
          </text:list>
        </text:list-item>
        <text:list-item>
          <text:p text:style-name="P9">Cursor functions: <text:span text:style-name="T2">TGT</text:span>, <text:span text:style-name="T2">MARK</text:span>, <text:span text:style-name="T2">CUE</text:span>, <text:span text:style-name="T8">UPDT</text:span><text:span text:style-name="T9">;</text:span><text:span text:style-name="T16"> only TGT and MARK are fully implemented</text:span></text:p>
          <text:list>
            <text:list-item>
              <text:p text:style-name="P9">TGT makes a designation when TDC is pressed, MARK makes a markpoint.</text:p>
            </text:list-item>
          </text:list>
        </text:list-item>
        <text:list-item>
          <text:p text:style-name="P12"><text:span text:style-name="T2">R3 OSB</text:span> toggles <text:span text:style-name="T2">T1</text:span>/<text:span text:style-name="T2">T2</text:span>, which is <text:span text:style-name="T2">main screen</text:span>/<text:span text:style-name="T2">setup screen</text:span>. <text:s/>Setup screen (T2) only has YAW/PITCH/ROLL manual boresighting, manual focus control (up/down arrows), and GRY which shows a gray scale.</text:p>
        </text:list-item>
      </text:list>
      <text:p text:style-name="P5"/>
      <text:p text:style-name="P7"><text:span text:style-name="T20">TPOD </text:span>Controls (with TPOD <text:span text:style-name="T19">IN CMD</text:span>)</text:p>
      <text:list text:style-name="L2">
        <text:list-item>
          <text:p text:style-name="P17"><text:span text:style-name="T21">F</text:span><text:span text:style-name="T22">ront seat:</text:span></text:p>
        </text:list-item>
      </text:list>
      <text:list xml:id="list75348507080828" text:continue-list="list2431251132" text:style-name="L1">
        <text:list-item>
          <text:list>
            <text:list-item>
              <text:p text:style-name="P11"><text:span text:style-name="T2">Slew</text:span> -- <text:span text:style-name="T2">TDC ministick</text:span></text:p>
            </text:list-item>
            <text:list-item>
              <text:p text:style-name="P11"><text:span text:style-name="T11">Cursor action</text:span><text:span text:style-name="T20"> (</text:span>Designate/Mark/Cue/Update<text:span text:style-name="T20">)</text:span> -- <text:span text:style-name="T2">TDC press</text:span></text:p>
            </text:list-item>
            <text:list-item>
              <text:p text:style-name="P11"><text:span text:style-name="T2">Undesignate</text:span> -- <text:span text:style-name="T2">Rear Thumb Button</text:span><text:span text:style-name="T11"> press</text:span></text:p>
            </text:list-item>
            <text:list-item>
              <text:p text:style-name="P11"><text:span text:style-name="T2">Zoom cycle</text:span> -- <text:span text:style-name="T2">Gray Reset Hat forward short</text:span></text:p>
            </text:list-item>
            <text:list-item>
              <text:p text:style-name="P11"><text:span text:style-name="T2">Laser </text:span><text:span text:style-name="T11">fire </text:span><text:span text:style-name="T2">toggle</text:span> -- <text:span text:style-name="T2">Pinky Button press</text:span></text:p>
            </text:list-item>
            <text:list-item>
              <text:p text:style-name="P11"><text:span text:style-name="T2">Return to cue</text:span><text:span text:style-name="T11"> point</text:span> -- <text:span text:style-name="T2">Gray Reset Hat back short</text:span></text:p>
            </text:list-item>
            <text:list-item>
              <text:p text:style-name="P11"><text:span text:style-name="T2">Snowplow mode</text:span> -- <text:span text:style-name="T2">Gray Reset Hat forward long</text:span></text:p>
            </text:list-item>
            <text:list-item>
              <text:p text:style-name="P11"><text:span text:style-name="T2">Toggle tracking</text:span><text:span text:style-name="T20"> (ATRK or PTRK)</text:span> -- <text:span text:style-name="T2">Gray Reset Hat press</text:span></text:p>
            </text:list-item>
            <text:list-item>
              <text:p text:style-name="P11"><text:span text:style-name="T2">Toggle space stabilization</text:span> -- <text:span text:style-name="T2">Gray Reset Hat back long</text:span></text:p>
            </text:list-item>
            <text:list-item>
              <text:p text:style-name="P11">Select <text:span text:style-name="T2">next Sequence Point</text:span> (shown under T4 OSB) -- <text:span text:style-name="T2">Middle Finger Hat up</text:span><text:span text:style-name="T20"> or T4 OSB</text:span></text:p>
            </text:list-item>
            <text:list-item>
              <text:p text:style-name="P13"><text:span text:style-name="T2">Slave to </text:span><text:span text:style-name="T15">bomb pipper</text:span> -- (with TPOD IN CMD) <text:span text:style-name="T2">Dish Hat press, Dish Hat up, then repeat</text:span></text:p>
            </text:list-item>
          </text:list>
        </text:list-item>
        <text:list-item>
          <text:p text:style-name="P16">Back seat:</text:p>
          <text:list>
            <text:list-item>
              <text:p text:style-name="P14"><text:span text:style-name="T2">TPOD on left MFDs</text:span>, all controls on <text:span text:style-name="T2">Throttle Grip</text:span>:</text:p>
              <text:list>
                <text:list-item>
                  <text:p text:style-name="P15"><text:span text:style-name="T11">Take command</text:span><text:span text:style-name="T20"> of Left MPD/MPCD --</text:span> <text:span text:style-name="T2">Middle Finger Hat </text:span><text:span text:style-name="T11">left/</text:span><text:span text:style-name="T2">right</text:span></text:p>
                </text:list-item>
                <text:list-item>
                  <text:p text:style-name="P15"><text:span text:style-name="T11">Slew</text:span><text:span text:style-name="T20"> -- </text:span><text:span text:style-name="T2">TDC ministick</text:span></text:p>
                </text:list-item>
                <text:list-item>
                  <text:p text:style-name="P15"><text:span text:style-name="T11">Set cursor action</text:span><text:span text:style-name="T20"> -- </text:span><text:span text:style-name="T11">Countermeasures Hat</text:span><text:span text:style-name="T20">: </text:span><text:span text:style-name="T11">aft=TGT</text:span><text:span text:style-name="T20">, </text:span><text:span text:style-name="T11">up=MARK/CUE</text:span><text:span text:style-name="T20">, </text:span><text:span text:style-name="T11">down=UPDT</text:span></text:p>
                </text:list-item>
                <text:list-item>
                  <text:p text:style-name="P15"><text:span text:style-name="T11">Cursor action</text:span><text:span text:style-name="T20"> (</text:span><text:span text:style-name="T23">Designate/Mark/Cue/Update</text:span><text:span text:style-name="T20">)</text:span><text:span text:style-name="T23"> -- </text:span><text:span text:style-name="T2">Rear Thumb Button</text:span> ("Trigger full-action")</text:p>
                </text:list-item>
                <text:list-item>
                  <text:p text:style-name="P11"><text:span text:style-name="T2">Undesignate</text:span> -- <text:span text:style-name="T13">Bottom Thumb Hat</text:span><text:span text:style-name="T11"> press</text:span></text:p>
                </text:list-item>
                <text:list-item>
                  <text:p text:style-name="P15"><text:span text:style-name="T7">Zoom cycle</text:span><text:span text:style-name="T23"> -- </text:span><text:span text:style-name="T2">Bottom Thumb Hat forward short</text:span></text:p>
                </text:list-item>
                <text:list-item>
                  <text:p text:style-name="P15"><text:span text:style-name="T7">Laser </text:span><text:span text:style-name="T11">fire </text:span><text:span text:style-name="T7">toggle</text:span><text:span text:style-name="T23"> -- </text:span><text:span text:style-name="T7">Pinky Button press</text:span></text:p>
                </text:list-item>
                <text:list-item>
                  <text:p text:style-name="P15"><text:span text:style-name="T11">Return to cue point</text:span><text:span text:style-name="T23"> -- </text:span><text:span text:style-name="T2">Bottom Thumb Hat </text:span><text:span text:style-name="T11">back</text:span><text:span text:style-name="T2"> short</text:span></text:p>
                </text:list-item>
                <text:list-item>
                  <text:p text:style-name="P11"><text:span text:style-name="T2">Snowplow mode</text:span> -- <text:span text:style-name="T13">Bottom Thumb Hat forward</text:span><text:span text:style-name="T2"> long</text:span></text:p>
                </text:list-item>
                <text:list-item>
                  <text:p text:style-name="P15"><text:span text:style-name="T7">Toggle tracking</text:span><text:span text:style-name="T20"> (ATRK or PTRK) -- </text:span><text:span text:style-name="T2">Bottom Thumb Hat press</text:span></text:p>
                </text:list-item>
                <text:list-item>
                  <text:p text:style-name="P11"><text:span text:style-name="T2">Toggle space stabilization</text:span> -- <text:span text:style-name="T11">Bottom Thumb Hat</text:span><text:span text:style-name="T2"> back long</text:span></text:p>
                </text:list-item>
                <text:list-item>
                  <text:p text:style-name="P11">Select <text:span text:style-name="T2">next Sequence Point</text:span> (shown under T4 OSB) -- <text:span text:style-name="T11">Countermeasures Hat press</text:span><text:span text:style-name="T20"> or T4 OSB</text:span></text:p>
                </text:list-item>
              </text:list>
            </text:list-item>
            <text:list-item>
              <text:p text:style-name="P14"><text:span text:style-name="T2">TPOD on right MFDs</text:span>, all controls on <text:span text:style-name="T2">Joystick</text:span>:</text:p>
              <text:list>
                <text:list-item>
                  <text:p text:style-name="P15"><text:span text:style-name="T11">Take command</text:span><text:span text:style-name="T20"> of Right MPD/MPCD -- </text:span><text:span text:style-name="T11">S</text:span><text:span text:style-name="T12">hift-Dish Hat left</text:span><text:span text:style-name="T11">/right</text:span></text:p>
                </text:list-item>
                <text:list-item>
                  <text:p text:style-name="P15"><text:span text:style-name="T11">Slew</text:span><text:span text:style-name="T20"> -- </text:span><text:span text:style-name="T11">Dish Hat</text:span></text:p>
                </text:list-item>
                <text:list-item>
                  <text:p text:style-name="P15"><text:span text:style-name="T11">Set cursor action</text:span><text:span text:style-name="T20"> -- </text:span><text:span text:style-name="T11">Trim Hat</text:span><text:span text:style-name="T20">: </text:span><text:span text:style-name="T11">aft=TGT</text:span><text:span text:style-name="T20">, </text:span><text:span text:style-name="T11">up=MARK/CUE</text:span><text:span text:style-name="T20">, </text:span><text:span text:style-name="T11">down=UPDT</text:span></text:p>
                </text:list-item>
                <text:list-item>
                  <text:p text:style-name="P15"><text:span text:style-name="T11">Cursor action</text:span><text:span text:style-name="T20"> (</text:span><text:span text:style-name="T23">Designate/Mark/Cue/Update</text:span><text:span text:style-name="T20">)</text:span><text:span text:style-name="T23"> -- </text:span><text:span text:style-name="T11">Trigger Stage 2</text:span> ("Trigger full-action")</text:p>
                </text:list-item>
                <text:list-item>
                  <text:p text:style-name="P11"><text:span text:style-name="T2">Undesignate</text:span> -- <text:span text:style-name="T13">Gray Reset Hat</text:span><text:span text:style-name="T11"> press</text:span></text:p>
                </text:list-item>
                <text:list-item>
                  <text:p text:style-name="P15"><text:span text:style-name="T7">Zoom cycle</text:span><text:span text:style-name="T23"> -- </text:span><text:span text:style-name="T2">Gray Reset Hat forward short</text:span></text:p>
                </text:list-item>
                <text:list-item>
                  <text:p text:style-name="P15"><text:span text:style-name="T7">Laser </text:span><text:span text:style-name="T11">fire </text:span><text:span text:style-name="T7">toggle</text:span><text:span text:style-name="T23"> -- </text:span><text:span text:style-name="T11">Lower Gray Button </text:span><text:span text:style-name="T7">press</text:span></text:p>
                </text:list-item>
                <text:list-item>
                  <text:p text:style-name="P15"><text:span text:style-name="T11">Return to cue point</text:span><text:span text:style-name="T23"> -- </text:span><text:span text:style-name="T2">Gray Reset Hat </text:span><text:span text:style-name="T11">back</text:span><text:span text:style-name="T2"> short</text:span></text:p>
                </text:list-item>
                <text:list-item>
                  <text:p text:style-name="P11"><text:span text:style-name="T2">Snowplow mode</text:span> -- <text:span text:style-name="T13">Gray Reset Hat forward</text:span><text:span text:style-name="T2"> long</text:span></text:p>
                </text:list-item>
                <text:list-item>
                  <text:p text:style-name="P15"><text:span text:style-name="T7">Toggle tracking</text:span><text:span text:style-name="T20"> (ATRK or PTRK) -- </text:span><text:span text:style-name="T2">Gray Reset Hat press</text:span></text:p>
                </text:list-item>
                <text:list-item>
                  <text:p text:style-name="P11"><text:span text:style-name="T2">Toggle space stabilization</text:span> -- <text:span text:style-name="T11">Gray Reset Hat</text:span><text:span text:style-name="T2"> back long</text:span></text:p>
                </text:list-item>
                <text:list-item>
                  <text:p text:style-name="P11">Select <text:span text:style-name="T2">next Sequence Point</text:span> (shown under T4 OSB) -- <text:span text:style-name="T11">Trim Hat press</text:span><text:span text:style-name="T20"> or T4 OSB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7T07:53:47.294000000</dc:date>
    <meta:editing-duration>P1DT4H17M52S</meta:editing-duration>
    <meta:editing-cycles>79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64" meta:word-count="647" meta:character-count="3413" meta:non-whitespace-character-count="2880"/>
  </office:meta>
</office:document-meta>
</file>